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</style:style>
    <style:style style:name="T1" style:family="text">
      <style:text-properties officeooo:rsid="0014a7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Script started on 2019-03-10 16:49:26+0530</text:p>
      <text:p text:style-name="Preformatted_20_Text">praveen@praveen cat Allocation.c</text:p>
      <text:p text:style-name="Preformatted_20_Text">#include&lt;stdio.h&gt;</text:p>
      <text:p text:style-name="Preformatted_20_Text">#include&lt;stdlib.h&gt;</text:p>
      <text:p text:style-name="Preformatted_20_Text">struct Frames</text:p>
      <text:p text:style-name="Preformatted_20_Text">{</text:p>
      <text:p text:style-name="Preformatted_20_Text"><text:s text:c="4"/>int size;</text:p>
      <text:p text:style-name="Preformatted_20_Text"><text:s text:c="4"/>int status;</text:p>
      <text:p text:style-name="Preformatted_20_Text"><text:s text:c="4"/>struct Frames * next;</text:p>
      <text:p text:style-name="Preformatted_20_Text">};</text:p>
      <text:p text:style-name="Preformatted_20_Text">typedef struct Frames frames;</text:p>
      <text:p text:style-name="Preformatted_20_Text">//Insert</text:p>
      <text:p text:style-name="Preformatted_20_Text">void insert(frames **head, frames **tail, int stat, int sz)</text:p>
      <text:p text:style-name="Preformatted_20_Text">{</text:p>
      <text:p text:style-name="Preformatted_20_Text"><text:s text:c="4"/>frames* new_node = (frames*) malloc (sizeof(frames));</text:p>
      <text:p text:style-name="Preformatted_20_Text"><text:s text:c="4"/>new_node-&gt;status=stat;</text:p>
      <text:p text:style-name="Preformatted_20_Text"><text:s text:c="4"/>new_node-&gt;size=sz;</text:p>
      <text:p text:style-name="Preformatted_20_Text"><text:s text:c="4"/>new_node-&gt;next=NULL;</text:p>
      <text:p text:style-name="Preformatted_20_Text"><text:s text:c="4"/>if((*head)==NULL)</text:p>
      <text:p text:style-name="Preformatted_20_Text"><text:s text:c="4"/>{</text:p>
      <text:p text:style-name="Preformatted_20_Text"><text:s text:c="8"/>(*head)=(*tail)=new_node;</text:p>
      <text:p text:style-name="Preformatted_20_Text"><text:s text:c="4"/>}</text:p>
      <text:p text:style-name="Preformatted_20_Text"><text:s text:c="4"/>else</text:p>
      <text:p text:style-name="Preformatted_20_Text"><text:s text:c="4"/>{</text:p>
      <text:p text:style-name="Preformatted_20_Text"><text:s text:c="8"/>(*tail)-&gt;next=new_node;</text:p>
      <text:p text:style-name="Preformatted_20_Text"><text:s text:c="8"/>(*tail)=new_node;</text:p>
      <text:p text:style-name="Preformatted_20_Text"><text:s text:c="4"/>}</text:p>
      <text:p text:style-name="Preformatted_20_Text">}</text:p>
      <text:p text:style-name="Preformatted_20_Text">//Best-Fit</text:p>
      <text:p text:style-name="Preformatted_20_Text">int Best_Fit(frames **head, frames **tail, int pid, int s)</text:p>
      <text:p text:style-name="Preformatted_20_Text">{</text:p>
      <text:p text:style-name="Preformatted_20_Text"><text:s text:c="4"/>int newsize;</text:p>
      <text:p text:style-name="Preformatted_20_Text"><text:s text:c="4"/>frames *temp = *head;</text:p>
      <text:p text:style-name="Preformatted_20_Text"><text:s text:c="4"/>frames *p=NULL;</text:p>
      <text:p text:style-name="Preformatted_20_Text"><text:s text:c="4"/>while(temp!=NULL)</text:p>
      <text:p text:style-name="Preformatted_20_Text"><text:s text:c="4"/>{</text:p>
      <text:p text:style-name="Preformatted_20_Text"><text:s text:c="8"/>if((temp-&gt;status==-1)&amp;&amp;(temp-&gt;size&gt;=s))</text:p>
      <text:p text:style-name="Preformatted_20_Text"><text:s text:c="8"/>{</text:p>
      <text:p text:style-name="Preformatted_20_Text"><text:s text:c="12"/>if(p==NULL)</text:p>
      <text:p text:style-name="Preformatted_20_Text"><text:s text:c="16"/>p=temp;</text:p>
      <text:p text:style-name="Preformatted_20_Text"><text:s text:c="12"/>else</text:p>
      <text:p text:style-name="Preformatted_20_Text"><text:s text:c="12"/>{</text:p>
      <text:p text:style-name="Preformatted_20_Text"><text:s text:c="16"/>if((p-&gt;size)&gt;(temp-&gt;size)){</text:p>
      <text:p text:style-name="Preformatted_20_Text"><text:s text:c="20"/>p=temp;</text:p>
      <text:p text:style-name="Preformatted_20_Text"><text:s text:c="16"/>}</text:p>
      <text:p text:style-name="Preformatted_20_Text"><text:s text:c="12"/>}</text:p>
      <text:p text:style-name="Preformatted_20_Text"><text:s text:c="8"/>}</text:p>
      <text:p text:style-name="Preformatted_20_Text"><text:s text:c="8"/>temp=temp-&gt;next;</text:p>
      <text:p text:style-name="Preformatted_20_Text"><text:s text:c="4"/>}</text:p>
      <text:p text:style-name="Preformatted_20_Text"><text:s text:c="4"/>newsize=p-&gt;size-s;</text:p>
      <text:p text:style-name="Preformatted_20_Text"><text:s text:c="4"/>if(newsize&gt;0)</text:p>
      <text:p text:style-name="Preformatted_20_Text"><text:s text:c="4"/>{</text:p>
      <text:p text:style-name="Preformatted_20_Text"><text:s text:c="8"/>frames *newnode=(frames*)malloc(sizeof(frames));</text:p>
      <text:p text:style-name="Preformatted_20_Text"><text:s text:c="8"/>newnode-&gt;next=p-&gt;next;</text:p>
      <text:p text:style-name="Preformatted_20_Text"><text:s text:c="8"/>p-&gt;next=newnode;</text:p>
      <text:p text:style-name="Preformatted_20_Text"><text:s text:c="8"/>p-&gt;status=pid;</text:p>
      <text:p text:style-name="Preformatted_20_Text"><text:s text:c="8"/>newnode-&gt;size=newsize;</text:p>
      <text:p text:style-name="Preformatted_20_Text"><text:s text:c="8"/>newnode-&gt;status=-1;</text:p>
      <text:p text:style-name="Preformatted_20_Text"><text:s text:c="4"/>}</text:p>
      <text:p text:style-name="Preformatted_20_Text"><text:s text:c="4"/>else if(newsize==0)</text:p>
      <text:p text:style-name="Preformatted_20_Text"><text:s text:c="4"/>{</text:p>
      <text:p text:style-name="Preformatted_20_Text"><text:s text:c="8"/>p-&gt;size=s;</text:p>
      <text:p text:style-name="Preformatted_20_Text"><text:soft-page-break/><text:s text:c="8"/>p-&gt;status=pid;</text:p>
      <text:p text:style-name="Preformatted_20_Text"><text:s text:c="4"/>}</text:p>
      <text:p text:style-name="Preformatted_20_Text"><text:s text:c="4"/>if(p==NULL)</text:p>
      <text:p text:style-name="Preformatted_20_Text"><text:s text:c="4"/>{</text:p>
      <text:p text:style-name="Preformatted_20_Text"><text:s text:c="8"/>return 0;</text:p>
      <text:p text:style-name="Preformatted_20_Text"><text:s text:c="4"/>}</text:p>
      <text:p text:style-name="Preformatted_20_Text"><text:s text:c="4"/>else return 1;</text:p>
      <text:p text:style-name="Preformatted_20_Text">}</text:p>
      <text:p text:style-name="Preformatted_20_Text">//Worst-Fit</text:p>
      <text:p text:style-name="Preformatted_20_Text">void worst_fit(frames **head,frames **tail,int pid,int size)</text:p>
      <text:p text:style-name="Preformatted_20_Text">{</text:p>
      <text:p text:style-name="Preformatted_20_Text"><text:s text:c="4"/>frames *temp=*(head);</text:p>
      <text:p text:style-name="Preformatted_20_Text"><text:s text:c="4"/>frames *p=NULL;</text:p>
      <text:p text:style-name="Preformatted_20_Text"><text:s text:c="4"/>while(temp!=NULL){</text:p>
      <text:p text:style-name="Preformatted_20_Text"><text:s text:c="8"/>if((temp-&gt;status==-1)&amp;&amp;(temp-&gt;size&gt;=size)){</text:p>
      <text:p text:style-name="Preformatted_20_Text"><text:s text:c="12"/>if(p==NULL){</text:p>
      <text:p text:style-name="Preformatted_20_Text"><text:s text:c="16"/>p=temp;</text:p>
      <text:p text:style-name="Preformatted_20_Text"><text:s text:c="12"/>}</text:p>
      <text:p text:style-name="Preformatted_20_Text"><text:s text:c="12"/></text:p>
      <text:p text:style-name="Preformatted_20_Text"><text:s text:c="12"/>else if((p-&gt;size) &lt; (temp-&gt;size))</text:p>
      <text:p text:style-name="Preformatted_20_Text"><text:s text:c="16"/>p=temp;</text:p>
      <text:p text:style-name="Preformatted_20_Text"><text:s text:c="8"/>}</text:p>
      <text:p text:style-name="Preformatted_20_Text"><text:s text:c="8"/>temp=temp-&gt;next;</text:p>
      <text:p text:style-name="Preformatted_20_Text"><text:s text:c="4"/>}</text:p>
      <text:p text:style-name="Preformatted_20_Text"><text:s text:c="4"/>if(p-&gt;size &gt; size){</text:p>
      <text:p text:style-name="Preformatted_20_Text"><text:s text:c="8"/>p-&gt;status=pid;</text:p>
      <text:p text:style-name="Preformatted_20_Text"><text:s text:c="8"/>frames *temp1=(frames*)malloc(sizeof(frames));</text:p>
      <text:p text:style-name="Preformatted_20_Text"><text:s text:c="8"/>temp1-&gt;size=(p-&gt;size)-size;</text:p>
      <text:p text:style-name="Preformatted_20_Text"><text:s text:c="8"/>temp1-&gt;status=-1;</text:p>
      <text:p text:style-name="Preformatted_20_Text"><text:s text:c="8"/>temp1-&gt;next=p-&gt;next;</text:p>
      <text:p text:style-name="Preformatted_20_Text"><text:s text:c="8"/>p-&gt;size=size;</text:p>
      <text:p text:style-name="Preformatted_20_Text"><text:s text:c="8"/>p-&gt;next=temp1;</text:p>
      <text:p text:style-name="Preformatted_20_Text"><text:s text:c="4"/>}</text:p>
      <text:p text:style-name="Preformatted_20_Text"><text:s text:c="4"/>else if(p-&gt;size == size){</text:p>
      <text:p text:style-name="Preformatted_20_Text"><text:s text:c="8"/>p-&gt;status=pid;</text:p>
      <text:p text:style-name="Preformatted_20_Text"><text:s text:c="4"/>}</text:p>
      <text:p text:style-name="Preformatted_20_Text"><text:s text:c="4"/>else</text:p>
      <text:p text:style-name="Preformatted_20_Text"><text:s text:c="8"/>printf("Cannot insert!\n");</text:p>
      <text:p text:style-name="Preformatted_20_Text"><text:s text:c="4"/></text:p>
      <text:p text:style-name="Preformatted_20_Text">}</text:p>
      <text:p text:style-name="Preformatted_20_Text">//First-Fit</text:p>
      <text:p text:style-name="Preformatted_20_Text">int first_fit(frames** head, int pid, int size)</text:p>
      <text:p text:style-name="Preformatted_20_Text">{</text:p>
      <text:p text:style-name="Preformatted_20_Text"><text:s text:c="4"/>frames* temp=*head;</text:p>
      <text:p text:style-name="Preformatted_20_Text"><text:s text:c="4"/>int k,flag=1;</text:p>
      <text:p text:style-name="Preformatted_20_Text"><text:s text:c="4"/>frames* new_node = (frames*) malloc (sizeof(frames));</text:p>
      <text:p text:style-name="Preformatted_20_Text"><text:s text:c="4"/>new_node-&gt;status=-1;</text:p>
      <text:p text:style-name="Preformatted_20_Text"><text:s text:c="4"/>while(temp!=NULL &amp;&amp; <text:s/>size&gt;temp-&gt;size)</text:p>
      <text:p text:style-name="Preformatted_20_Text"><text:s text:c="4"/>{</text:p>
      <text:p text:style-name="Preformatted_20_Text"><text:s text:c="8"/>temp=temp-&gt;next;</text:p>
      <text:p text:style-name="Preformatted_20_Text"><text:s text:c="4"/>}</text:p>
      <text:p text:style-name="Preformatted_20_Text"><text:s text:c="4"/>if(temp==NULL)</text:p>
      <text:p text:style-name="Preformatted_20_Text"><text:s text:c="4"/>{</text:p>
      <text:p text:style-name="Preformatted_20_Text"><text:s text:c="8"/>flag=0;</text:p>
      <text:p text:style-name="Preformatted_20_Text"><text:s text:c="4"/>}</text:p>
      <text:p text:style-name="Preformatted_20_Text"><text:s text:c="4"/>else if(size!=temp-&gt;size)</text:p>
      <text:p text:style-name="Preformatted_20_Text"><text:s text:c="4"/>{</text:p>
      <text:p text:style-name="Preformatted_20_Text"><text:s text:c="8"/>k=(temp)-&gt;size-size;</text:p>
      <text:p text:style-name="Preformatted_20_Text"><text:s text:c="8"/>new_node-&gt;size=k;</text:p>
      <text:p text:style-name="Preformatted_20_Text"><text:s text:c="8"/>temp-&gt;status=pid;</text:p>
      <text:p text:style-name="Preformatted_20_Text"><text:s text:c="8"/>temp-&gt;size=size;</text:p>
      <text:p text:style-name="Preformatted_20_Text"><text:s text:c="8"/>new_node-&gt;next=temp-&gt;next;</text:p>
      <text:p text:style-name="Preformatted_20_Text"><text:soft-page-break/><text:s text:c="8"/>temp-&gt;next=new_node;</text:p>
      <text:p text:style-name="Preformatted_20_Text"><text:s text:c="8"/>printf("%d",temp-&gt;size);</text:p>
      <text:p text:style-name="Preformatted_20_Text"><text:s text:c="4"/>}</text:p>
      <text:p text:style-name="Preformatted_20_Text"><text:s text:c="4"/>else if(size==temp-&gt;size)</text:p>
      <text:p text:style-name="Preformatted_20_Text"><text:s text:c="4"/>{</text:p>
      <text:p text:style-name="Preformatted_20_Text"><text:s text:c="8"/>temp-&gt;status=pid;</text:p>
      <text:p text:style-name="Preformatted_20_Text"><text:s text:c="8"/>free(new_node);</text:p>
      <text:p text:style-name="Preformatted_20_Text"><text:s text:c="4"/>}</text:p>
      <text:p text:style-name="Preformatted_20_Text"><text:s text:c="4"/>return flag;</text:p>
      <text:p text:style-name="Preformatted_20_Text">}</text:p>
      <text:p text:style-name="Preformatted_20_Text">void dealloc(frames** head,int pid)</text:p>
      <text:p text:style-name="Preformatted_20_Text">{</text:p>
      <text:p text:style-name="Preformatted_20_Text"><text:s text:c="4"/>frames* temp=*head;</text:p>
      <text:p text:style-name="Preformatted_20_Text"><text:s text:c="4"/>int flag=0;</text:p>
      <text:p text:style-name="Preformatted_20_Text"><text:s text:c="4"/>while(temp!=NULL)</text:p>
      <text:p text:style-name="Preformatted_20_Text"><text:s text:c="4"/>{</text:p>
      <text:p text:style-name="Preformatted_20_Text"><text:s text:c="8"/>if(temp-&gt;status==pid)</text:p>
      <text:p text:style-name="Preformatted_20_Text"><text:s text:c="8"/>{</text:p>
      <text:p text:style-name="Preformatted_20_Text"><text:s text:c="12"/>temp-&gt;status=-1;</text:p>
      <text:p text:style-name="Preformatted_20_Text"><text:s text:c="12"/>flag=1;</text:p>
      <text:p text:style-name="Preformatted_20_Text"><text:s text:c="8"/>}</text:p>
      <text:p text:style-name="Preformatted_20_Text"><text:s text:c="8"/>else</text:p>
      <text:p text:style-name="Preformatted_20_Text"><text:s text:c="8"/>{</text:p>
      <text:p text:style-name="Preformatted_20_Text"><text:s text:c="12"/>temp=temp-&gt;next;</text:p>
      <text:p text:style-name="Preformatted_20_Text"><text:s text:c="8"/>}</text:p>
      <text:p text:style-name="Preformatted_20_Text"><text:s text:c="4"/>}</text:p>
      <text:p text:style-name="Preformatted_20_Text"><text:s text:c="4"/>if(flag==0)</text:p>
      <text:p text:style-name="Preformatted_20_Text"><text:s text:c="8"/>printf("No such process was found!\n");</text:p>
      <text:p text:style-name="Preformatted_20_Text">}</text:p>
      <text:p text:style-name="Preformatted_20_Text">//Display</text:p>
      <text:p text:style-name="Preformatted_20_Text">void print_list(frames ** head)</text:p>
      <text:p text:style-name="Preformatted_20_Text">{</text:p>
      <text:p text:style-name="Preformatted_20_Text"><text:s text:c="4"/>frames * node=(*head);</text:p>
      <text:p text:style-name="Preformatted_20_Text"><text:s text:c="4"/>while (node!=NULL)</text:p>
      <text:p text:style-name="Preformatted_20_Text"><text:s text:c="4"/>{</text:p>
      <text:p text:style-name="Preformatted_20_Text"><text:s text:c="8"/>printf("\n\n%d\t%d\n",node-&gt;status,node-&gt;size);</text:p>
      <text:p text:style-name="Preformatted_20_Text"><text:s text:c="8"/>node=node-&gt;next;</text:p>
      <text:p text:style-name="Preformatted_20_Text"><text:s text:c="4"/>}</text:p>
      <text:p text:style-name="Preformatted_20_Text">}</text:p>
      <text:p text:style-name="Preformatted_20_Text">//Coalesce</text:p>
      <text:p text:style-name="Preformatted_20_Text">void coalesce(frames** head)</text:p>
      <text:p text:style-name="Preformatted_20_Text">{</text:p>
      <text:p text:style-name="Preformatted_20_Text"><text:s text:c="4"/>frames* temp= *head;</text:p>
      <text:p text:style-name="Preformatted_20_Text"><text:s text:c="4"/>frames* temp1=NULL;</text:p>
      <text:p text:style-name="Preformatted_20_Text"><text:s text:c="4"/>while(temp!=NULL)</text:p>
      <text:p text:style-name="Preformatted_20_Text"><text:s text:c="4"/>{</text:p>
      <text:p text:style-name="Preformatted_20_Text"><text:s text:c="8"/>if(temp-&gt;status==-1)</text:p>
      <text:p text:style-name="Preformatted_20_Text"><text:s text:c="8"/>{</text:p>
      <text:p text:style-name="Preformatted_20_Text"><text:s text:c="12"/>temp1=temp-&gt;next;</text:p>
      <text:p text:style-name="Preformatted_20_Text"><text:s text:c="12"/>while(temp1!=NULL &amp;&amp; temp1-&gt;status==-1)</text:p>
      <text:p text:style-name="Preformatted_20_Text"><text:s text:c="12"/>{</text:p>
      <text:p text:style-name="Preformatted_20_Text"><text:s text:c="16"/>temp-&gt;size = (temp-&gt;size) + (temp1-&gt;size);</text:p>
      <text:p text:style-name="Preformatted_20_Text"><text:s text:c="16"/>temp-&gt;next=temp1-&gt;next;</text:p>
      <text:p text:style-name="Preformatted_20_Text"><text:s text:c="16"/>temp1=temp-&gt;next;</text:p>
      <text:p text:style-name="Preformatted_20_Text"><text:s text:c="12"/>}</text:p>
      <text:p text:style-name="Preformatted_20_Text"><text:s text:c="12"/>temp=temp1;</text:p>
      <text:p text:style-name="Preformatted_20_Text"><text:s text:c="8"/>}</text:p>
      <text:p text:style-name="Preformatted_20_Text"><text:s text:c="8"/>else</text:p>
      <text:p text:style-name="Preformatted_20_Text"><text:s text:c="8"/>{</text:p>
      <text:p text:style-name="Preformatted_20_Text"><text:s text:c="12"/>temp=temp-&gt;next;</text:p>
      <text:p text:style-name="Preformatted_20_Text"><text:s text:c="8"/>}</text:p>
      <text:p text:style-name="Preformatted_20_Text"><text:s text:c="4"/>}</text:p>
      <text:p text:style-name="Preformatted_20_Text"><text:soft-page-break/>}</text:p>
      <text:p text:style-name="Preformatted_20_Text">int main()</text:p>
      <text:p text:style-name="Preformatted_20_Text">{</text:p>
      <text:p text:style-name="Preformatted_20_Text"><text:s text:c="4"/>frames *free_head = NULL;</text:p>
      <text:p text:style-name="Preformatted_20_Text"><text:s text:c="4"/>frames *free_tail = NULL;</text:p>
      <text:p text:style-name="Preformatted_20_Text"><text:s text:c="4"/>//Memory</text:p>
      <text:p text:style-name="Preformatted_20_Text"><text:s text:c="4"/>printf("Enter Number of Partitions: ");</text:p>
      <text:p text:style-name="Preformatted_20_Text"><text:s text:c="4"/>int n;</text:p>
      <text:p text:style-name="Preformatted_20_Text"><text:s text:c="4"/>int ch, choice;</text:p>
      <text:p text:style-name="Preformatted_20_Text"><text:s text:c="4"/>scanf("%d",&amp;n);</text:p>
      <text:p text:style-name="Preformatted_20_Text"><text:s text:c="4"/>int a,b,c,d;</text:p>
      <text:p text:style-name="Preformatted_20_Text"><text:s text:c="4"/>for( int i=0;i&lt;n;i++ )</text:p>
      <text:p text:style-name="Preformatted_20_Text"><text:s text:c="4"/>{</text:p>
      <text:p text:style-name="Preformatted_20_Text"><text:s text:c="8"/>printf("Enter start address of frame %d: ",i);</text:p>
      <text:p text:style-name="Preformatted_20_Text"><text:s text:c="8"/>scanf("%d",&amp;a);</text:p>
      <text:p text:style-name="Preformatted_20_Text"><text:s text:c="8"/>printf("Enter end address of frame %d: ",i);</text:p>
      <text:p text:style-name="Preformatted_20_Text"><text:s text:c="8"/>scanf("%d",&amp;b);</text:p>
      <text:p text:style-name="Preformatted_20_Text"><text:s text:c="8"/>c = -1;</text:p>
      <text:p text:style-name="Preformatted_20_Text"><text:s text:c="8"/>d = (b) - (a);</text:p>
      <text:p text:style-name="Preformatted_20_Text"><text:s text:c="8"/>insert(&amp;free_head,&amp;free_tail,c,d);</text:p>
      <text:p text:style-name="Preformatted_20_Text"><text:s text:c="4"/>}</text:p>
      <text:p text:style-name="Preformatted_20_Text"><text:s text:c="4"/>printf("FREE POOL MEMORY");</text:p>
      <text:p text:style-name="Preformatted_20_Text"><text:s text:c="4"/>print_list(&amp;free_head);</text:p>
      <text:p text:style-name="Preformatted_20_Text"><text:s text:c="4"/>printf("\n\n");</text:p>
      <text:p text:style-name="Preformatted_20_Text"><text:s text:c="4"/>do</text:p>
      <text:p text:style-name="Preformatted_20_Text"><text:s text:c="4"/>{</text:p>
      <text:p text:style-name="Preformatted_20_Text"><text:s text:c="8"/>printf("\nMenu:");</text:p>
      <text:p text:style-name="Preformatted_20_Text"><text:s text:c="8"/>printf("\n1.Entry/Allocate");</text:p>
      <text:p text:style-name="Preformatted_20_Text"><text:s text:c="8"/>printf("\n2.Exit/Deallocate");</text:p>
      <text:p text:style-name="Preformatted_20_Text"><text:s text:c="8"/>printf("\n3.Display");</text:p>
      <text:p text:style-name="Preformatted_20_Text"><text:s text:c="8"/>printf("\n4.Coalesce");</text:p>
      <text:p text:style-name="Preformatted_20_Text"><text:s text:c="8"/>printf("\n5.Exit");</text:p>
      <text:p text:style-name="Preformatted_20_Text"><text:s text:c="8"/>int k;</text:p>
      <text:p text:style-name="Preformatted_20_Text"><text:s text:c="8"/>printf("\nEnter Choice: ");</text:p>
      <text:p text:style-name="Preformatted_20_Text"><text:s text:c="8"/>scanf("%d",&amp;ch);</text:p>
      <text:p text:style-name="Preformatted_20_Text"><text:s text:c="8"/>switch(ch)</text:p>
      <text:p text:style-name="Preformatted_20_Text"><text:s text:c="8"/>{</text:p>
      <text:p text:style-name="Preformatted_20_Text"><text:s text:c="12"/>case 1:</text:p>
      <text:p text:style-name="Preformatted_20_Text"><text:s text:c="12"/>{</text:p>
      <text:p text:style-name="Preformatted_20_Text"><text:s text:c="16"/>printf("Enter size of process: ");</text:p>
      <text:p text:style-name="Preformatted_20_Text"><text:s text:c="16"/>int sz;</text:p>
      <text:p text:style-name="Preformatted_20_Text"><text:s text:c="16"/>scanf("%d",&amp;sz);</text:p>
      <text:p text:style-name="Preformatted_20_Text"><text:s text:c="16"/>printf("Enter PID: ");</text:p>
      <text:p text:style-name="Preformatted_20_Text"><text:s text:c="16"/>int p_pid;</text:p>
      <text:p text:style-name="Preformatted_20_Text"><text:s text:c="16"/>scanf("%d",&amp;p_pid);</text:p>
      <text:p text:style-name="Preformatted_20_Text"><text:s text:c="16"/>do</text:p>
      <text:p text:style-name="Preformatted_20_Text"><text:s text:c="16"/>{</text:p>
      <text:p text:style-name="Preformatted_20_Text"><text:s text:c="20"/>printf("\nMenu:");</text:p>
      <text:p text:style-name="Preformatted_20_Text"><text:s text:c="20"/>printf("\n1.First Fit");</text:p>
      <text:p text:style-name="Preformatted_20_Text"><text:s text:c="20"/>printf("\n2.Best Fit");</text:p>
      <text:p text:style-name="Preformatted_20_Text"><text:s text:c="20"/>printf("\n3.Worst Fit");</text:p>
      <text:p text:style-name="Preformatted_20_Text"><text:s text:c="20"/>printf("\n4.Exit");</text:p>
      <text:p text:style-name="Preformatted_20_Text"><text:s text:c="20"/>printf("\nEnter Choice: ");</text:p>
      <text:p text:style-name="Preformatted_20_Text"><text:s text:c="20"/>scanf("%d",&amp;choice);</text:p>
      <text:p text:style-name="Preformatted_20_Text"><text:s text:c="20"/>switch(choice)</text:p>
      <text:p text:style-name="Preformatted_20_Text"><text:s text:c="20"/>{</text:p>
      <text:p text:style-name="Preformatted_20_Text"><text:s text:c="24"/>case 1:</text:p>
      <text:p text:style-name="Preformatted_20_Text"><text:s text:c="24"/>{</text:p>
      <text:p text:style-name="Preformatted_20_Text"><text:s text:c="28"/>k=first_fit(&amp;free_head,p_pid,sz);</text:p>
      <text:p text:style-name="Preformatted_20_Text"><text:s text:c="28"/>if(!k) printf("\nProcess cannot be allocated!");</text:p>
      <text:p text:style-name="Preformatted_20_Text"><text:s text:c="28"/>print_list(&amp;free_head);</text:p>
      <text:p text:style-name="Preformatted_20_Text"><text:s text:c="28"/>break;</text:p>
      <text:p text:style-name="Preformatted_20_Text"><text:soft-page-break/><text:s text:c="24"/>}</text:p>
      <text:p text:style-name="Preformatted_20_Text"><text:s text:c="24"/>case 2:</text:p>
      <text:p text:style-name="Preformatted_20_Text"><text:s text:c="24"/>{</text:p>
      <text:p text:style-name="Preformatted_20_Text"><text:s text:c="28"/>k=Best_Fit(&amp;free_head,&amp;free_tail,p_pid,sz);</text:p>
      <text:p text:style-name="Preformatted_20_Text"><text:s text:c="28"/>if(!k) printf("\nProcess cannot be allocated!");</text:p>
      <text:p text:style-name="Preformatted_20_Text"><text:s text:c="28"/>print_list(&amp;free_head);</text:p>
      <text:p text:style-name="Preformatted_20_Text"><text:s text:c="28"/>break;</text:p>
      <text:p text:style-name="Preformatted_20_Text"><text:s text:c="24"/>}</text:p>
      <text:p text:style-name="Preformatted_20_Text"><text:s text:c="24"/>case 3:</text:p>
      <text:p text:style-name="Preformatted_20_Text"><text:s text:c="24"/>{</text:p>
      <text:p text:style-name="Preformatted_20_Text"><text:s text:c="28"/>worst_fit(&amp;free_head,&amp;free_tail,p_pid,sz);</text:p>
      <text:p text:style-name="Preformatted_20_Text"><text:s text:c="28"/>print_list(&amp;free_head);</text:p>
      <text:p text:style-name="Preformatted_20_Text"><text:s text:c="28"/>break;</text:p>
      <text:p text:style-name="Preformatted_20_Text"><text:s text:c="24"/>}</text:p>
      <text:p text:style-name="Preformatted_20_Text"><text:s text:c="24"/>case 4:</text:p>
      <text:p text:style-name="Preformatted_20_Text"><text:s text:c="24"/>{</text:p>
      <text:p text:style-name="Preformatted_20_Text"><text:s text:c="28"/>printf("\nExit!\n");</text:p>
      <text:p text:style-name="Preformatted_20_Text"><text:s text:c="28"/>break;</text:p>
      <text:p text:style-name="Preformatted_20_Text"><text:s text:c="24"/>}</text:p>
      <text:p text:style-name="Preformatted_20_Text"><text:s text:c="24"/>default : printf("\nInvalid Choice!");</text:p>
      <text:p text:style-name="Preformatted_20_Text"><text:s text:c="20"/>}</text:p>
      <text:p text:style-name="Preformatted_20_Text"><text:s text:c="16"/>}while(0);</text:p>
      <text:p text:style-name="Preformatted_20_Text"><text:s text:c="16"/>break;</text:p>
      <text:p text:style-name="Preformatted_20_Text"><text:s text:c="12"/>}</text:p>
      <text:p text:style-name="Preformatted_20_Text"><text:s text:c="12"/>case 2:</text:p>
      <text:p text:style-name="Preformatted_20_Text"><text:s text:c="12"/>{</text:p>
      <text:p text:style-name="Preformatted_20_Text"><text:s text:c="16"/>printf("\nEnter PID to deallocate: ");</text:p>
      <text:p text:style-name="Preformatted_20_Text"><text:s text:c="16"/>int p_pid;</text:p>
      <text:p text:style-name="Preformatted_20_Text"><text:s text:c="16"/>scanf("%d",&amp;p_pid);</text:p>
      <text:p text:style-name="Preformatted_20_Text"><text:s text:c="16"/>dealloc(&amp;free_head,p_pid);</text:p>
      <text:p text:style-name="Preformatted_20_Text"><text:s text:c="16"/>break;</text:p>
      <text:p text:style-name="Preformatted_20_Text"><text:s text:c="12"/>}</text:p>
      <text:p text:style-name="Preformatted_20_Text"><text:s text:c="12"/>case 3:</text:p>
      <text:p text:style-name="Preformatted_20_Text"><text:s text:c="12"/>{</text:p>
      <text:p text:style-name="Preformatted_20_Text"><text:s text:c="16"/>print_list(&amp;free_head);</text:p>
      <text:p text:style-name="Preformatted_20_Text"><text:s text:c="16"/>break;</text:p>
      <text:p text:style-name="Preformatted_20_Text"><text:s text:c="12"/>}</text:p>
      <text:p text:style-name="Preformatted_20_Text"><text:s text:c="12"/>case 4:</text:p>
      <text:p text:style-name="Preformatted_20_Text"><text:s text:c="12"/>{</text:p>
      <text:p text:style-name="Preformatted_20_Text"><text:s text:c="16"/>coalesce(&amp;free_head);</text:p>
      <text:p text:style-name="Preformatted_20_Text"><text:s text:c="16"/>print_list(&amp;free_head);</text:p>
      <text:p text:style-name="Preformatted_20_Text"><text:s text:c="16"/>break;</text:p>
      <text:p text:style-name="Preformatted_20_Text"><text:s text:c="12"/>}</text:p>
      <text:p text:style-name="Preformatted_20_Text"><text:s text:c="12"/>case 5: {</text:p>
      <text:p text:style-name="Preformatted_20_Text"><text:s text:c="16"/>printf("\nExit!\n");</text:p>
      <text:p text:style-name="Preformatted_20_Text"><text:s text:c="16"/>break;</text:p>
      <text:p text:style-name="Preformatted_20_Text"><text:s text:c="12"/>}</text:p>
      <text:p text:style-name="Preformatted_20_Text"><text:s text:c="12"/>default : printf("\nInvalid Choice!");</text:p>
      <text:p text:style-name="Preformatted_20_Text"><text:s text:c="8"/>}</text:p>
      <text:p text:style-name="Preformatted_20_Text"><text:s text:c="4"/>}while(ch!=5);</text:p>
      <text:p text:style-name="Preformatted_20_Text"><text:s text:c="4"/>return 0;</text:p>
      <text:p text:style-name="Preformatted_20_Text">}</text:p>
      <text:p text:style-name="Preformatted_20_Text">praveen@praveen gcc Allocation.c</text:p>
      <text:p text:style-name="Preformatted_20_Text">praveen@praveen ./a.out</text:p>
      <text:p text:style-name="Preformatted_20_Text">Enter Number of Partitions: 10</text:p>
      <text:p text:style-name="Preformatted_20_Text">Enter start address of frame 0: 0</text:p>
      <text:p text:style-name="Preformatted_20_Text">Enter end address of frame 0: 120</text:p>
      <text:p text:style-name="Preformatted_20_Text">Enter start address of frame 1: 121</text:p>
      <text:p text:style-name="Preformatted_20_Text">Enter end address of frame 1: 270</text:p>
      <text:p text:style-name="Preformatted_20_Text">Enter start address of frame 2: 271</text:p>
      <text:p text:style-name="Preformatted_20_Text">Enter end address of frame 2: 300</text:p>
      <text:p text:style-name="Preformatted_20_Text">Enter start address of frame 3: 301</text:p>
      <text:p text:style-name="Preformatted_20_Text"><text:soft-page-break/>Enter end address of frame 3: 400</text:p>
      <text:p text:style-name="Preformatted_20_Text">Enter start address of frame 4: 401</text:p>
      <text:p text:style-name="Preformatted_20_Text">Enter end address of frame 4: 600</text:p>
      <text:p text:style-name="Preformatted_20_Text">Enter start address of frame 5: 601</text:p>
      <text:p text:style-name="Preformatted_20_Text">Enter end address of frame 5: 620</text:p>
      <text:p text:style-name="Preformatted_20_Text">Enter start address of frame 6: 621</text:p>
      <text:p text:style-name="Preformatted_20_Text">Enter end address of frame 6: 720</text:p>
      <text:p text:style-name="Preformatted_20_Text">Enter start address of frame 7: 721</text:p>
      <text:p text:style-name="Preformatted_20_Text">Enter end address of frame 7: 900</text:p>
      <text:p text:style-name="Preformatted_20_Text">Enter start address of frame 8: 901</text:p>
      <text:p text:style-name="Preformatted_20_Text">Enter end address of frame 8: 1110</text:p>
      <text:p text:style-name="Preformatted_20_Text">Enter start address of frame 9: 1111</text:p>
      <text:p text:style-name="Preformatted_20_Text">Enter end address of frame 9: 1200</text:p>
      <text:p text:style-name="Preformatted_20_Text">FREE POOL MEMORY</text:p>
      <text:p text:style-name="Preformatted_20_Text"/>
      <text:p text:style-name="Preformatted_20_Text">-1<text:tab/>120</text:p>
      <text:p text:style-name="Preformatted_20_Text"/>
      <text:p text:style-name="Preformatted_20_Text"/>
      <text:p text:style-name="Preformatted_20_Text">-1<text:tab/>149</text:p>
      <text:p text:style-name="Preformatted_20_Text"/>
      <text:p text:style-name="Preformatted_20_Text"/>
      <text:p text:style-name="Preformatted_20_Text">-1<text:tab/>29</text:p>
      <text:p text:style-name="Preformatted_20_Text"/>
      <text:p text:style-name="Preformatted_20_Text"/>
      <text:p text:style-name="Preformatted_20_Text">-1<text:tab/>99</text:p>
      <text:p text:style-name="Preformatted_20_Text"/>
      <text:p text:style-name="Preformatted_20_Text"/>
      <text:p text:style-name="Preformatted_20_Text">-1<text:tab/>199</text:p>
      <text:p text:style-name="Preformatted_20_Text"/>
      <text:p text:style-name="Preformatted_20_Text"/>
      <text:p text:style-name="Preformatted_20_Text">-1<text:tab/>19</text:p>
      <text:p text:style-name="Preformatted_20_Text"/>
      <text:p text:style-name="Preformatted_20_Text"/>
      <text:p text:style-name="Preformatted_20_Text">-1<text:tab/>99</text:p>
      <text:p text:style-name="Preformatted_20_Text"/>
      <text:p text:style-name="Preformatted_20_Text"/>
      <text:p text:style-name="Preformatted_20_Text">-1<text:tab/>179</text:p>
      <text:p text:style-name="Preformatted_20_Text"/>
      <text:p text:style-name="Preformatted_20_Text"/>
      <text:p text:style-name="Preformatted_20_Text">-1<text:tab/>209</text:p>
      <text:p text:style-name="Preformatted_20_Text"/>
      <text:p text:style-name="Preformatted_20_Text"/>
      <text:p text:style-name="Preformatted_20_Text">-1<text:tab/>89</text:p>
      <text:p text:style-name="Preformatted_20_Text"/>
      <text:p text:style-name="Preformatted_20_Text"/>
      <text:p text:style-name="Preformatted_20_Text"/>
      <text:p text:style-name="Preformatted_20_Text">Menu:</text:p>
      <text:p text:style-name="Preformatted_20_Text">1.Entry/Allocate</text:p>
      <text:p text:style-name="Preformatted_20_Text">2.Exit/Deallocate</text:p>
      <text:p text:style-name="Preformatted_20_Text">3.Display</text:p>
      <text:p text:style-name="Preformatted_20_Text">4.Coalesce</text:p>
      <text:p text:style-name="Preformatted_20_Text">5.Exit</text:p>
      <text:p text:style-name="Preformatted_20_Text">Enter Choice: 1</text:p>
      <text:p text:style-name="Preformatted_20_Text">Enter size of process: 98</text:p>
      <text:p text:style-name="Preformatted_20_Text">Enter PID: 1</text:p>
      <text:p text:style-name="Preformatted_20_Text"/>
      <text:p text:style-name="Preformatted_20_Text">Menu:</text:p>
      <text:p text:style-name="Preformatted_20_Text">1.First Fit</text:p>
      <text:p text:style-name="Preformatted_20_Text">2.Best Fit</text:p>
      <text:p text:style-name="Preformatted_20_Text">3.Worst Fit</text:p>
      <text:p text:style-name="Preformatted_20_Text">4.Exit</text:p>
      <text:p text:style-name="Preformatted_20_Text">Enter Choice: 2</text:p>
      <text:p text:style-name="Preformatted_20_Text"><text:soft-page-break/></text:p>
      <text:p text:style-name="Preformatted_20_Text"/>
      <text:p text:style-name="Preformatted_20_Text">-1<text:tab/>120</text:p>
      <text:p text:style-name="Preformatted_20_Text"/>
      <text:p text:style-name="Preformatted_20_Text"/>
      <text:p text:style-name="Preformatted_20_Text">-1<text:tab/>149</text:p>
      <text:p text:style-name="Preformatted_20_Text"/>
      <text:p text:style-name="Preformatted_20_Text"/>
      <text:p text:style-name="Preformatted_20_Text">-1<text:tab/>29</text:p>
      <text:p text:style-name="Preformatted_20_Text"/>
      <text:p text:style-name="Preformatted_20_Text"/>
      <text:p text:style-name="Preformatted_20_Text">1<text:tab/>99</text:p>
      <text:p text:style-name="Preformatted_20_Text"/>
      <text:p text:style-name="Preformatted_20_Text"/>
      <text:p text:style-name="Preformatted_20_Text">-1<text:tab/>1</text:p>
      <text:p text:style-name="Preformatted_20_Text"/>
      <text:p text:style-name="Preformatted_20_Text"/>
      <text:p text:style-name="Preformatted_20_Text">-1<text:tab/>199</text:p>
      <text:p text:style-name="Preformatted_20_Text"/>
      <text:p text:style-name="Preformatted_20_Text"/>
      <text:p text:style-name="Preformatted_20_Text">-1<text:tab/>19</text:p>
      <text:p text:style-name="Preformatted_20_Text"/>
      <text:p text:style-name="Preformatted_20_Text"/>
      <text:p text:style-name="Preformatted_20_Text">-1<text:tab/>99</text:p>
      <text:p text:style-name="Preformatted_20_Text"/>
      <text:p text:style-name="Preformatted_20_Text"/>
      <text:p text:style-name="Preformatted_20_Text">-1<text:tab/>179</text:p>
      <text:p text:style-name="Preformatted_20_Text"/>
      <text:p text:style-name="Preformatted_20_Text"/>
      <text:p text:style-name="Preformatted_20_Text">-1<text:tab/>209</text:p>
      <text:p text:style-name="Preformatted_20_Text"/>
      <text:p text:style-name="Preformatted_20_Text"/>
      <text:p text:style-name="Preformatted_20_Text">-1<text:tab/>89</text:p>
      <text:p text:style-name="Preformatted_20_Text"/>
      <text:p text:style-name="Preformatted_20_Text">Menu:</text:p>
      <text:p text:style-name="Preformatted_20_Text">1.Entry/Allocate</text:p>
      <text:p text:style-name="Preformatted_20_Text">2.Exit/Deallocate</text:p>
      <text:p text:style-name="Preformatted_20_Text">3.Display</text:p>
      <text:p text:style-name="Preformatted_20_Text">4.Coalesce</text:p>
      <text:p text:style-name="Preformatted_20_Text">5.Exit</text:p>
      <text:p text:style-name="Preformatted_20_Text">Enter Choice: 1</text:p>
      <text:p text:style-name="Preformatted_20_Text">Enter size of process: 2</text:p>
      <text:p text:style-name="Preformatted_20_Text">Enter PID: 2</text:p>
      <text:p text:style-name="Preformatted_20_Text"/>
      <text:p text:style-name="Preformatted_20_Text">Menu:</text:p>
      <text:p text:style-name="Preformatted_20_Text">1.First Fit</text:p>
      <text:p text:style-name="Preformatted_20_Text">2.Best Fit</text:p>
      <text:p text:style-name="Preformatted_20_Text">3.Worst Fit</text:p>
      <text:p text:style-name="Preformatted_20_Text">4.Exit</text:p>
      <text:p text:style-name="Preformatted_20_Text">Enter Choice: 3</text:p>
      <text:p text:style-name="Preformatted_20_Text"/>
      <text:p text:style-name="Preformatted_20_Text"/>
      <text:p text:style-name="Preformatted_20_Text">-1<text:tab/>120</text:p>
      <text:p text:style-name="Preformatted_20_Text"/>
      <text:p text:style-name="Preformatted_20_Text"/>
      <text:p text:style-name="Preformatted_20_Text">-1<text:tab/>149</text:p>
      <text:p text:style-name="Preformatted_20_Text"/>
      <text:p text:style-name="Preformatted_20_Text"/>
      <text:p text:style-name="Preformatted_20_Text">-1<text:tab/>29</text:p>
      <text:p text:style-name="Preformatted_20_Text"/>
      <text:p text:style-name="Preformatted_20_Text"/>
      <text:p text:style-name="Preformatted_20_Text">1<text:tab/>99</text:p>
      <text:p text:style-name="Preformatted_20_Text"><text:soft-page-break/></text:p>
      <text:p text:style-name="Preformatted_20_Text"/>
      <text:p text:style-name="Preformatted_20_Text">-1<text:tab/>1</text:p>
      <text:p text:style-name="Preformatted_20_Text"/>
      <text:p text:style-name="Preformatted_20_Text"/>
      <text:p text:style-name="Preformatted_20_Text">-1<text:tab/>199</text:p>
      <text:p text:style-name="Preformatted_20_Text"/>
      <text:p text:style-name="Preformatted_20_Text"/>
      <text:p text:style-name="Preformatted_20_Text">-1<text:tab/>19</text:p>
      <text:p text:style-name="Preformatted_20_Text"/>
      <text:p text:style-name="Preformatted_20_Text"/>
      <text:p text:style-name="Preformatted_20_Text">-1<text:tab/>99</text:p>
      <text:p text:style-name="Preformatted_20_Text"/>
      <text:p text:style-name="Preformatted_20_Text"/>
      <text:p text:style-name="Preformatted_20_Text">-1<text:tab/>179</text:p>
      <text:p text:style-name="Preformatted_20_Text"/>
      <text:p text:style-name="Preformatted_20_Text"/>
      <text:p text:style-name="Preformatted_20_Text">2<text:tab/>2</text:p>
      <text:p text:style-name="Preformatted_20_Text"/>
      <text:p text:style-name="Preformatted_20_Text"/>
      <text:p text:style-name="Preformatted_20_Text">-1<text:tab/>207</text:p>
      <text:p text:style-name="Preformatted_20_Text"/>
      <text:p text:style-name="Preformatted_20_Text"/>
      <text:p text:style-name="Preformatted_20_Text">-1<text:tab/>89</text:p>
      <text:p text:style-name="Preformatted_20_Text"/>
      <text:p text:style-name="Preformatted_20_Text">Menu:</text:p>
      <text:p text:style-name="Preformatted_20_Text">1.Entry/Allocate</text:p>
      <text:p text:style-name="Preformatted_20_Text">2.Exit/Deallocate</text:p>
      <text:p text:style-name="Preformatted_20_Text">3.Display</text:p>
      <text:p text:style-name="Preformatted_20_Text">4.Coalesce</text:p>
      <text:p text:style-name="Preformatted_20_Text">5.Exit</text:p>
      <text:p text:style-name="Preformatted_20_Text">Enter Choice: 1</text:p>
      <text:p text:style-name="Preformatted_20_Text">Enter size of process: 200</text:p>
      <text:p text:style-name="Preformatted_20_Text">Enter PID: 3</text:p>
      <text:p text:style-name="Preformatted_20_Text"/>
      <text:p text:style-name="Preformatted_20_Text">Menu:</text:p>
      <text:p text:style-name="Preformatted_20_Text">1.First Fit</text:p>
      <text:p text:style-name="Preformatted_20_Text">2.Best Fit</text:p>
      <text:p text:style-name="Preformatted_20_Text">3.Worst Fit</text:p>
      <text:p text:style-name="Preformatted_20_Text">4.Exit</text:p>
      <text:p text:style-name="Preformatted_20_Text">Enter Choice: 1</text:p>
      <text:p text:style-name="Preformatted_20_Text">200</text:p>
      <text:p text:style-name="Preformatted_20_Text"/>
      <text:p text:style-name="Preformatted_20_Text">-1<text:tab/>120</text:p>
      <text:p text:style-name="Preformatted_20_Text"/>
      <text:p text:style-name="Preformatted_20_Text"/>
      <text:p text:style-name="Preformatted_20_Text">-1<text:tab/>149</text:p>
      <text:p text:style-name="Preformatted_20_Text"/>
      <text:p text:style-name="Preformatted_20_Text"/>
      <text:p text:style-name="Preformatted_20_Text">-1<text:tab/>29</text:p>
      <text:p text:style-name="Preformatted_20_Text"/>
      <text:p text:style-name="Preformatted_20_Text"/>
      <text:p text:style-name="Preformatted_20_Text">1<text:tab/>99</text:p>
      <text:p text:style-name="Preformatted_20_Text"/>
      <text:p text:style-name="Preformatted_20_Text"/>
      <text:p text:style-name="Preformatted_20_Text">-1<text:tab/>1</text:p>
      <text:p text:style-name="Preformatted_20_Text"/>
      <text:p text:style-name="Preformatted_20_Text"/>
      <text:p text:style-name="Preformatted_20_Text">-1<text:tab/>199</text:p>
      <text:p text:style-name="Preformatted_20_Text"/>
      <text:p text:style-name="Preformatted_20_Text"/>
      <text:p text:style-name="Preformatted_20_Text">-1<text:tab/>19</text:p>
      <text:p text:style-name="Preformatted_20_Text"><text:soft-page-break/></text:p>
      <text:p text:style-name="Preformatted_20_Text"/>
      <text:p text:style-name="Preformatted_20_Text">-1<text:tab/>99</text:p>
      <text:p text:style-name="Preformatted_20_Text"/>
      <text:p text:style-name="Preformatted_20_Text"/>
      <text:p text:style-name="Preformatted_20_Text">-1<text:tab/>179</text:p>
      <text:p text:style-name="Preformatted_20_Text"/>
      <text:p text:style-name="Preformatted_20_Text"/>
      <text:p text:style-name="Preformatted_20_Text">2<text:tab/>2</text:p>
      <text:p text:style-name="Preformatted_20_Text"/>
      <text:p text:style-name="Preformatted_20_Text"/>
      <text:p text:style-name="Preformatted_20_Text">3<text:tab/>200</text:p>
      <text:p text:style-name="Preformatted_20_Text"/>
      <text:p text:style-name="Preformatted_20_Text"/>
      <text:p text:style-name="Preformatted_20_Text">-1<text:tab/>7</text:p>
      <text:p text:style-name="Preformatted_20_Text"/>
      <text:p text:style-name="Preformatted_20_Text"/>
      <text:p text:style-name="Preformatted_20_Text">-1<text:tab/>89</text:p>
      <text:p text:style-name="Preformatted_20_Text"/>
      <text:p text:style-name="Preformatted_20_Text">Menu:</text:p>
      <text:p text:style-name="Preformatted_20_Text">1.Entry/Allocate</text:p>
      <text:p text:style-name="Preformatted_20_Text">2.Exit/Deallocate</text:p>
      <text:p text:style-name="Preformatted_20_Text">3.Display</text:p>
      <text:p text:style-name="Preformatted_20_Text">4.Coalesce</text:p>
      <text:p text:style-name="Preformatted_20_Text">5.Exit</text:p>
      <text:p text:style-name="Preformatted_20_Text">Enter Choice: 1</text:p>
      <text:p text:style-name="Preformatted_20_Text">Enter size of process: 100</text:p>
      <text:p text:style-name="Preformatted_20_Text">Enter PID: 4</text:p>
      <text:p text:style-name="Preformatted_20_Text"/>
      <text:p text:style-name="Preformatted_20_Text">Menu:</text:p>
      <text:p text:style-name="Preformatted_20_Text">1.First Fit</text:p>
      <text:p text:style-name="Preformatted_20_Text">2.Best Fit</text:p>
      <text:p text:style-name="Preformatted_20_Text">3.Worst Fit</text:p>
      <text:p text:style-name="Preformatted_20_Text">4.Exit</text:p>
      <text:p text:style-name="Preformatted_20_Text">Enter Choice: 100</text:p>
      <text:p text:style-name="Preformatted_20_Text"/>
      <text:p text:style-name="Preformatted_20_Text">Invalid Choice!</text:p>
      <text:p text:style-name="Preformatted_20_Text">Menu:</text:p>
      <text:p text:style-name="Preformatted_20_Text">1.Entry/Allocate</text:p>
      <text:p text:style-name="Preformatted_20_Text">2.Exit/Deallocate</text:p>
      <text:p text:style-name="Preformatted_20_Text">3.Display</text:p>
      <text:p text:style-name="Preformatted_20_Text">4.Coalesce</text:p>
      <text:p text:style-name="Preformatted_20_Text">5.Exit</text:p>
      <text:p text:style-name="Preformatted_20_Text">Enter Choice: 1</text:p>
      <text:p text:style-name="Preformatted_20_Text">Enter size of process: 100</text:p>
      <text:p text:style-name="Preformatted_20_Text">Enter PID: 4</text:p>
      <text:p text:style-name="Preformatted_20_Text"/>
      <text:p text:style-name="Preformatted_20_Text">Menu:</text:p>
      <text:p text:style-name="Preformatted_20_Text">1.First Fit</text:p>
      <text:p text:style-name="Preformatted_20_Text">2.Best Fit</text:p>
      <text:p text:style-name="Preformatted_20_Text">3.Worst Fit</text:p>
      <text:p text:style-name="Preformatted_20_Text">4.Exit</text:p>
      <text:p text:style-name="Preformatted_20_Text">Enter Choice: 1</text:p>
      <text:p text:style-name="Preformatted_20_Text">100</text:p>
      <text:p text:style-name="Preformatted_20_Text"/>
      <text:p text:style-name="Preformatted_20_Text">4<text:tab/>100</text:p>
      <text:p text:style-name="Preformatted_20_Text"/>
      <text:p text:style-name="Preformatted_20_Text"/>
      <text:p text:style-name="Preformatted_20_Text">-1<text:tab/>20</text:p>
      <text:p text:style-name="Preformatted_20_Text"/>
      <text:p text:style-name="Preformatted_20_Text"/>
      <text:p text:style-name="Preformatted_20_Text">-1<text:tab/>149</text:p>
      <text:p text:style-name="Preformatted_20_Text"><text:soft-page-break/></text:p>
      <text:p text:style-name="Preformatted_20_Text"/>
      <text:p text:style-name="Preformatted_20_Text">-1<text:tab/>29</text:p>
      <text:p text:style-name="Preformatted_20_Text"/>
      <text:p text:style-name="Preformatted_20_Text"/>
      <text:p text:style-name="Preformatted_20_Text">1<text:tab/>99</text:p>
      <text:p text:style-name="Preformatted_20_Text"/>
      <text:p text:style-name="Preformatted_20_Text"/>
      <text:p text:style-name="Preformatted_20_Text">-1<text:tab/>1</text:p>
      <text:p text:style-name="Preformatted_20_Text"/>
      <text:p text:style-name="Preformatted_20_Text"/>
      <text:p text:style-name="Preformatted_20_Text">-1<text:tab/>199</text:p>
      <text:p text:style-name="Preformatted_20_Text"/>
      <text:p text:style-name="Preformatted_20_Text"/>
      <text:p text:style-name="Preformatted_20_Text">-1<text:tab/>19</text:p>
      <text:p text:style-name="Preformatted_20_Text"/>
      <text:p text:style-name="Preformatted_20_Text"/>
      <text:p text:style-name="Preformatted_20_Text">-1<text:tab/>99</text:p>
      <text:p text:style-name="Preformatted_20_Text"/>
      <text:p text:style-name="Preformatted_20_Text"/>
      <text:p text:style-name="Preformatted_20_Text">-1<text:tab/>179</text:p>
      <text:p text:style-name="Preformatted_20_Text"/>
      <text:p text:style-name="Preformatted_20_Text"/>
      <text:p text:style-name="Preformatted_20_Text">2<text:tab/>2</text:p>
      <text:p text:style-name="Preformatted_20_Text"/>
      <text:p text:style-name="Preformatted_20_Text"/>
      <text:p text:style-name="Preformatted_20_Text">3<text:tab/>200</text:p>
      <text:p text:style-name="Preformatted_20_Text"/>
      <text:p text:style-name="Preformatted_20_Text"/>
      <text:p text:style-name="Preformatted_20_Text">-1<text:tab/>7</text:p>
      <text:p text:style-name="Preformatted_20_Text"/>
      <text:p text:style-name="Preformatted_20_Text"/>
      <text:p text:style-name="Preformatted_20_Text">-1<text:tab/>89</text:p>
      <text:p text:style-name="Preformatted_20_Text"/>
      <text:p text:style-name="Preformatted_20_Text">Menu:</text:p>
      <text:p text:style-name="Preformatted_20_Text">1.Entry/Allocate</text:p>
      <text:p text:style-name="Preformatted_20_Text">2.Exit/Deallocate</text:p>
      <text:p text:style-name="Preformatted_20_Text">3.Display</text:p>
      <text:p text:style-name="Preformatted_20_Text">4.Coalesce</text:p>
      <text:p text:style-name="Preformatted_20_Text">5.Exit</text:p>
      <text:p text:style-name="Preformatted_20_Text">Enter Choice: 2</text:p>
      <text:p text:style-name="Preformatted_20_Text"/>
      <text:p text:style-name="Preformatted_20_Text">Enter PID to deallocate: 4</text:p>
      <text:p text:style-name="Preformatted_20_Text"/>
      <text:p text:style-name="Preformatted_20_Text">Menu:</text:p>
      <text:p text:style-name="Preformatted_20_Text">1.Entry/Allocate</text:p>
      <text:p text:style-name="Preformatted_20_Text">2.Exit/Deallocate</text:p>
      <text:p text:style-name="Preformatted_20_Text">3.Display</text:p>
      <text:p text:style-name="Preformatted_20_Text">4.Coalesce</text:p>
      <text:p text:style-name="Preformatted_20_Text">5.Exit</text:p>
      <text:p text:style-name="Preformatted_20_Text">Enter Choice: 3</text:p>
      <text:p text:style-name="Preformatted_20_Text"/>
      <text:p text:style-name="Preformatted_20_Text"/>
      <text:p text:style-name="Preformatted_20_Text">-1<text:tab/>100</text:p>
      <text:p text:style-name="Preformatted_20_Text"/>
      <text:p text:style-name="Preformatted_20_Text"/>
      <text:p text:style-name="Preformatted_20_Text">-1<text:tab/>20</text:p>
      <text:p text:style-name="Preformatted_20_Text"/>
      <text:p text:style-name="Preformatted_20_Text"/>
      <text:p text:style-name="Preformatted_20_Text">-1<text:tab/>149</text:p>
      <text:p text:style-name="Preformatted_20_Text"/>
      <text:p text:style-name="Preformatted_20_Text"/>
      <text:p text:style-name="Preformatted_20_Text"><text:soft-page-break/>-1<text:tab/>29</text:p>
      <text:p text:style-name="Preformatted_20_Text"/>
      <text:p text:style-name="Preformatted_20_Text"/>
      <text:p text:style-name="Preformatted_20_Text">1<text:tab/>99</text:p>
      <text:p text:style-name="Preformatted_20_Text"/>
      <text:p text:style-name="Preformatted_20_Text"/>
      <text:p text:style-name="Preformatted_20_Text">-1<text:tab/>1</text:p>
      <text:p text:style-name="Preformatted_20_Text"/>
      <text:p text:style-name="Preformatted_20_Text"/>
      <text:p text:style-name="Preformatted_20_Text">-1<text:tab/>199</text:p>
      <text:p text:style-name="Preformatted_20_Text"/>
      <text:p text:style-name="Preformatted_20_Text"/>
      <text:p text:style-name="Preformatted_20_Text">-1<text:tab/>19</text:p>
      <text:p text:style-name="Preformatted_20_Text"/>
      <text:p text:style-name="Preformatted_20_Text"/>
      <text:p text:style-name="Preformatted_20_Text">-1<text:tab/>99</text:p>
      <text:p text:style-name="Preformatted_20_Text"/>
      <text:p text:style-name="Preformatted_20_Text"/>
      <text:p text:style-name="Preformatted_20_Text">-1<text:tab/>179</text:p>
      <text:p text:style-name="Preformatted_20_Text"/>
      <text:p text:style-name="Preformatted_20_Text"/>
      <text:p text:style-name="Preformatted_20_Text">2<text:tab/>2</text:p>
      <text:p text:style-name="Preformatted_20_Text"/>
      <text:p text:style-name="Preformatted_20_Text"/>
      <text:p text:style-name="Preformatted_20_Text">3<text:tab/>200</text:p>
      <text:p text:style-name="Preformatted_20_Text"/>
      <text:p text:style-name="Preformatted_20_Text"/>
      <text:p text:style-name="Preformatted_20_Text">-1<text:tab/>7</text:p>
      <text:p text:style-name="Preformatted_20_Text"/>
      <text:p text:style-name="Preformatted_20_Text"/>
      <text:p text:style-name="Preformatted_20_Text">-1<text:tab/>89</text:p>
      <text:p text:style-name="Preformatted_20_Text"/>
      <text:p text:style-name="Preformatted_20_Text">Menu:</text:p>
      <text:p text:style-name="Preformatted_20_Text">1.Entry/Allocate</text:p>
      <text:p text:style-name="Preformatted_20_Text">2.Exit/Deallocate</text:p>
      <text:p text:style-name="Preformatted_20_Text">3.Display</text:p>
      <text:p text:style-name="Preformatted_20_Text">4.Coalesce</text:p>
      <text:p text:style-name="Preformatted_20_Text">5.Exit</text:p>
      <text:p text:style-name="Preformatted_20_Text">Enter Choice: 4</text:p>
      <text:p text:style-name="Preformatted_20_Text"/>
      <text:p text:style-name="Preformatted_20_Text"/>
      <text:p text:style-name="Preformatted_20_Text">-1<text:tab/>298</text:p>
      <text:p text:style-name="Preformatted_20_Text"/>
      <text:p text:style-name="Preformatted_20_Text"/>
      <text:p text:style-name="Preformatted_20_Text">1<text:tab/>99</text:p>
      <text:p text:style-name="Preformatted_20_Text"/>
      <text:p text:style-name="Preformatted_20_Text"/>
      <text:p text:style-name="Preformatted_20_Text">-1<text:tab/>497</text:p>
      <text:p text:style-name="Preformatted_20_Text"/>
      <text:p text:style-name="Preformatted_20_Text"/>
      <text:p text:style-name="Preformatted_20_Text">2<text:tab/>2</text:p>
      <text:p text:style-name="Preformatted_20_Text"/>
      <text:p text:style-name="Preformatted_20_Text"/>
      <text:p text:style-name="Preformatted_20_Text">3<text:tab/>200</text:p>
      <text:p text:style-name="Preformatted_20_Text"/>
      <text:p text:style-name="Preformatted_20_Text"/>
      <text:p text:style-name="Preformatted_20_Text">-1<text:tab/>96</text:p>
      <text:p text:style-name="Preformatted_20_Text"/>
      <text:p text:style-name="Preformatted_20_Text">Menu:</text:p>
      <text:p text:style-name="Preformatted_20_Text">1.Entry/Allocate</text:p>
      <text:p text:style-name="Preformatted_20_Text">2.Exit/Deallocate</text:p>
      <text:p text:style-name="Preformatted_20_Text">3.Display</text:p>
      <text:p text:style-name="Preformatted_20_Text"><text:soft-page-break/>4.Coalesce</text:p>
      <text:p text:style-name="Preformatted_20_Text">5.Exit</text:p>
      <text:p text:style-name="Preformatted_20_Text">Enter Choice: 5</text:p>
      <text:p text:style-name="Preformatted_20_Text"/>
      <text:p text:style-name="P1">Exit!</text:p>
      <text:p text:style-name="Preformatted_20_Text">praveen@praveen exit</text:p>
      <text:p text:style-name="Preformatted_20_Text">exit</text:p>
      <text:p text:style-name="Preformatted_20_Text"/>
      <text:p text:style-name="Preformatted_20_Text">Script done on 2019-03-10 16:54:40+05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725cm" fo:margin-bottom="2cm" fo:margin-left="2.328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0T17:03:08.517344383</dc:date>
    <meta:editing-duration>PT7M51S</meta:editing-duration>
    <meta:editing-cycles>1</meta:editing-cycles>
    <meta:document-statistic meta:table-count="0" meta:image-count="0" meta:object-count="0" meta:page-count="12" meta:paragraph-count="515" meta:word-count="996" meta:character-count="10013" meta:non-whitespace-character-count="6224"/>
    <meta:generator>LibreOffice/6.0.7.3$Linux_X86_64 LibreOffice_project/00m0$Build-3</meta:generator>
  </office:meta>
</office:document-meta>
</file>